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Symbol" svg:font-family="Symbol"/>
    <style:font-face style:name="Tahoma1" svg:font-family="Tahoma"/>
    <style:font-face style:name="Technical" svg:font-family="Technic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2.833cm" style:rel-column-width="10922*"/>
    </style:style>
    <style:style style:name="Tableau1.F" style:family="table-column">
      <style:table-column-properties style:column-width="2.835cm" style:rel-column-width="10925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F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style:text-autospace="none"/>
      <style:text-properties style:font-name="Times New Roman" fo:font-size="10pt" style:font-name-asian="Technical" style:font-size-asian="10pt" style:font-name-complex="Technical" style:font-size-complex="10pt"/>
    </style:style>
    <style:style style:name="P2" style:family="paragraph" style:parent-style-name="Table_20_Contents">
      <style:text-properties style:font-name="Times New Roman" fo:font-size="10pt" style:font-name-asian="Technical" style:font-size-asian="10pt" style:font-name-complex="Technical" style:font-size-complex="10pt"/>
    </style:style>
    <style:style style:name="P3" style:family="paragraph" style:parent-style-name="Standard" style:list-style-name="L1"/>
    <style:style style:name="P4" style:family="paragraph" style:parent-style-name="Standard" style:list-style-name="L1">
      <style:text-properties style:font-name="Times New Roman" fo:font-size="12pt" style:font-name-asian="Technical" style:font-size-asian="12pt" style:font-name-complex="Technical" style:font-size-complex="12pt"/>
    </style:style>
    <style:style style:name="P5" style:family="paragraph" style:parent-style-name="Standard" style:list-style-name="L2">
      <style:paragraph-properties style:text-autospace="none"/>
      <style:text-properties style:font-name="Times New Roman" fo:font-size="12pt" style:font-name-asian="Technical" style:font-size-asian="12pt" style:font-name-complex="Technical" style:font-size-complex="12pt"/>
    </style:style>
    <style:style style:name="P6" style:family="paragraph" style:parent-style-name="Standard">
      <style:paragraph-properties style:text-autospace="none"/>
      <style:text-properties style:font-name="Times New Roman" fo:font-size="12pt" style:font-name-asian="Technical" style:font-size-asian="12pt" style:font-name-complex="Technical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style:font-name-asian="Symbol" style:font-size-asian="12pt" style:font-name-complex="Symbol" style:font-size-complex="12pt"/>
    </style:style>
    <style:style style:name="T3" style:family="text">
      <style:text-properties style:font-name="Times New Roman" fo:font-size="12pt" style:font-name-asian="Technical" style:font-size-asian="12pt" style:font-name-complex="Technical" style:font-size-complex="12pt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pecification des besoins fonctionnels et non fonctionnels:</text:p>
      <text:p text:style-name="Standard"/>
      <text:p text:style-name="Standard">http://www.zoneindustrie.com/fr/annuaire_produits/mesure_controle_instrumentation/capteurs_detecteurs_sondes/detecteur_de_niveau_capteur_de_niveau/capteur_de_niveau_de_remplissage_lft</text:p>
      <text:p text:style-name="Standard"/>
      <text:p text:style-name="Standard"/>
      <text:p text:style-name="Standard">Capteur de niveau de remplissage LFT - Caractéristiques:<text:line-break/>* Conditions d'installations indépendantes du liquide grâce à la technologie TDR.<text:line-break/>* <text:line-break/>* La solution pour une mesure précise et plus sûre, en particulier pour les réservoirs et conteneurs.<text:line-break/>* Des sorties TOR pour une détection simple et/ou une sortie analogique pour la mesure continue.<text:line-break/>* 1 seule opération en amont et réglage par apprentissage. </text:p>
      <text:p text:style-name="Standard"/>
      <text:p text:style-name="Standard"/>
      <text:p text:style-name="Standard"/>
      <text:p text:style-name="Standard">Critéres pour les capteurs de remplissages:</text:p>
      <text:list xml:id="list28369717" text:style-name="L1">
        <text:list-item>
          <text:list>
            <text:list-item>
              <text:p text:style-name="P3">mesure pour liquides</text:p>
            </text:list-item>
            <text:list-item>
              <text:p text:style-name="P3">mesure pour solides</text:p>
            </text:list-item>
            <text:list-item>
              <text:p text:style-name="P3">hautes/basses pressions </text:p>
            </text:list-item>
            <text:list-item>
              <text:p text:style-name="P3">hautes/basses temperatures</text:p>
            </text:list-item>
            <text:list-item>
              <text:p text:style-name="P3">produits corrosifs</text:p>
            </text:list-item>
            <text:list-item>
              <text:p text:style-name="P3">prooduits colmatants</text:p>
            </text:list-item>
            <text:list-item>
              <text:p text:style-name="P3">produits moussants</text:p>
            </text:list-item>
            <text:list-item>
              <text:p text:style-name="P3">produits poussiéreux</text:p>
            </text:list-item>
          </text:list>
        </text:list-item>
      </text:list>
      <text:p text:style-name="Standard"/>
      <text:p text:style-name="Standard">Critéres pour les capteurs</text:p>
      <text:list xml:id="list29388039" text:continue-numbering="true" text:style-name="L1">
        <text:list-item>
          <text:list>
            <text:list-item>
              <text:p text:style-name="P3">cout de l'installation</text:p>
              <text:list>
                <text:list-header>
                  <text:p text:style-name="P3">- <text:span text:style-name="T3">Conditions d'installations indépendantes du contenu</text:span></text:p>
                </text:list-header>
              </text:list>
            </text:list-item>
            <text:list-item>
              <text:p text:style-name="P3">cout de l'equipement</text:p>
            </text:list-item>
            <text:list-item>
              <text:p text:style-name="P3">cout de la maintenance</text:p>
              <text:list>
                <text:list-header>
                  <text:p text:style-name="P3">- <text:span text:style-name="T3">Pas de recalibrage si la forme ou si la nature du réservoir change.</text:span></text:p>
                </text:list-header>
              </text:list>
            </text:list-item>
            <text:list-item>
              <text:p text:style-name="P4">Signalisation en continu</text:p>
            </text:list-item>
            <text:list-item>
              <text:p text:style-name="P4">Interface avec les systémes</text:p>
              <text:list>
                <text:list-header>
                  <text:p text:style-name="P4">- <text:s/>sortie analogique pour une mesure continu afin de transmettre les données</text:p>
                  <text:p text:style-name="P4">- Recevoir des informations de l'API, afin d'être configurés en fonction de l'utilisation de l'appareil. (evolutivité)</text:p>
                </text:list-header>
              </text:list>
            </text:list-item>
          </text:list>
        </text:list-item>
      </text:list>
      <text:p text:style-name="P1"><text:span text:style-name="T2"><text:tab/><text:tab/>- </text:span><text:span text:style-name="T1">Effectuer du télé diagnostique.</text:span></text:p>
      <text:list xml:id="list28368142" text:style-name="L2">
        <text:list-item>
          <text:list>
            <text:list-item>
              <text:p text:style-name="P5">Robustesse</text:p>
            </text:list-item>
            <text:list-item>
              <text:p text:style-name="P5">Fiabilité</text:p>
            </text:list-item>
            <text:list-item>
              <text:p text:style-name="P5">Genericité</text:p>
            </text:list-item>
            <text:list-item>
              <text:p text:style-name="P5">Réutilisabilité</text:p>
            </text:list-item>
          </text:list>
        </text:list-item>
      </text:list>
      <table:table table:name="Tableau1" table:style-name="Tableau1">
        <table:table-column table:style-name="Tableau1.A" table:number-columns-repeated="5"/>
        <table:table-column table:style-name="Tableau1.F"/>
        <table:table-row>
          <table:table-cell table:style-name="Tableau1.A1" office:value-type="string">
            <text:p text:style-name="P2">Critére</text:p>
          </table:table-cell>
          <table:table-cell table:style-name="Tableau1.A1" office:value-type="string">
            <text:p text:style-name="P2">Indispensable</text:p>
          </table:table-cell>
          <table:table-cell table:style-name="Tableau1.A1" office:value-type="string">
            <text:p text:style-name="P2">Important</text:p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F1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P2">Cout de l'installation</text:p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F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P2">Cout de l'equipement</text:p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F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P2">Cout de la maitenance</text:p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F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P2">Robustesse</text:p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F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P2">Fiabilité</text:p>
            <text:p text:style-name="P2"><text:soft-page-break/>Evolutivité</text:p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F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P2">Limitations technologiques</text:p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F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F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F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F2" office:value-type="string">
            <text:p text:style-name="P2"/>
          </table:table-cell>
        </table:table-row>
      </table:table>
      <text:list xml:id="list29370367" text:continue-numbering="true" text:style-name="L2">
        <text:list-item>
          <text:list>
            <text:list-header>
              <text:p text:style-name="P5"/>
            </text:list-header>
          </text:list>
        </text:list-item>
      </text:list>
      <text:p text:style-name="P6"/>
      <text:p text:style-name="P6">Auxitrol (mesure de niveau par bullage)<text:line-break/>Bamo mesures (flotteur, câble et poulie)<text:line-break/>Bernstein GmbH (détecteur capacitif, flotteur)<text:line-break/>Bourdon Sedeme (mesure de pression par transmetteur immergeable)<text:line-break/>Danfoss (ultrasons)<text:line-break/>Endress Hauser (radar, lames vibrantes)<text:line-break/>Iris instruments (centrale piézo-métrique immergée)<text:line-break/>Keller (capteur piézo-résistif immergé, capteur de pression céramique capacitif)<text:line-break/>Kobold instrumentation (flotteur, capteur de pression hydraulique)<text:line-break/>Krohne SA (sonde conductive, ultrasons, radar)<text:line-break/>Meggitt Mobrey (lames vibrantes, masse de déplacement, réflexion d'onde ultrasonore)<text:line-break/>Milltronics (micro-ondes, radar, ultrasons, capacitif)<text:line-break/>Protais (hydrostatique par bullage)<text:line-break/>Scaime (cellule piézo-résistive, membrane céramique capacitive)<text:line-break/>Vega (ultrasons à temps de transit, radar, admittance)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Symbol" svg:font-family="Symbol"/>
    <style:font-face style:name="Tahoma1" svg:font-family="Tahoma"/>
    <style:font-face style:name="Technical" svg:font-family="Technic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02.64</meta:creation-date>
    <meta:editing-duration>PT03H31M14S</meta:editing-duration>
    <meta:editing-cycles>21</meta:editing-cycles>
    <meta:generator>OpenOffice.org/3.1$Win32 OpenOffice.org_project/310m19$Build-9420</meta:generator>
    <dc:date>2011-01-11T09:25:40.74</dc:date>
    <meta:document-statistic meta:table-count="1" meta:image-count="0" meta:object-count="0" meta:page-count="2" meta:paragraph-count="38" meta:word-count="304" meta:character-count="2350"/>
    <meta:user-defined meta:name="Info 1"/>
    <meta:user-defined meta:name="Info 2"/>
    <meta:user-defined meta:name="Info 3"/>
    <meta:user-defined meta:name="Info 4"/>
  </office:meta>
</office:document-meta>
</file>